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4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7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9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10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11" style:family="paragraph" style:parent-style-name="Text_20_body">
      <style:paragraph-properties fo:padding="0in" fo:border="none" style:shadow="none"/>
      <style:text-properties officeooo:paragraph-rsid="002016de"/>
    </style:style>
    <style:style style:name="P12" style:family="paragraph" style:parent-style-name="Text_20_body">
      <style:paragraph-properties fo:padding="0in" fo:border="none" style:shadow="none"/>
      <style:text-properties officeooo:paragraph-rsid="00214b87"/>
    </style:style>
    <style:style style:name="P13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14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15" style:family="paragraph" style:parent-style-name="Text_20_body">
      <style:paragraph-properties fo:padding="0in" fo:border="none" style:shadow="none"/>
      <style:text-properties officeooo:rsid="00159ffc" officeooo:paragraph-rsid="002016de"/>
    </style:style>
    <style:style style:name="P16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7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8" style:family="paragraph" style:parent-style-name="Text_20_body">
      <style:paragraph-properties fo:padding="0in" fo:border="none" style:shadow="none" style:writing-mode="page"/>
      <style:text-properties officeooo:paragraph-rsid="0026e5f0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Text_20_body">
      <style:text-properties officeooo:paragraph-rsid="001ce1c9"/>
    </style:style>
    <style:style style:name="P24" style:family="paragraph" style:parent-style-name="Text_20_body">
      <style:text-properties officeooo:paragraph-rsid="001e5498"/>
    </style:style>
    <style:style style:name="P25" style:family="paragraph" style:parent-style-name="Text_20_body">
      <style:text-properties officeooo:paragraph-rsid="002016de"/>
    </style:style>
    <style:style style:name="P26" style:family="paragraph" style:parent-style-name="Text_20_body">
      <style:text-properties officeooo:paragraph-rsid="00214b87"/>
    </style:style>
    <style:style style:name="P27" style:family="paragraph" style:parent-style-name="Text_20_body">
      <style:text-properties officeooo:paragraph-rsid="00214b87" fo:background-color="transparent"/>
    </style:style>
    <style:style style:name="P28" style:family="paragraph" style:parent-style-name="Text_20_body">
      <style:text-properties officeooo:paragraph-rsid="002464d9"/>
    </style:style>
    <style:style style:name="P29" style:family="paragraph" style:parent-style-name="Text_20_body">
      <style:text-properties officeooo:paragraph-rsid="00259e63"/>
    </style:style>
    <style:style style:name="P30" style:family="paragraph" style:parent-style-name="Text_20_body">
      <style:text-properties officeooo:paragraph-rsid="0026e5f0"/>
    </style:style>
    <style:style style:name="P31" style:family="paragraph" style:parent-style-name="Text_20_body">
      <style:text-properties officeooo:paragraph-rsid="0029854c"/>
    </style:style>
    <style:style style:name="P32" style:family="paragraph" style:parent-style-name="Text_20_body">
      <style:text-properties officeooo:paragraph-rsid="0029f1b1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34" style:family="paragraph" style:parent-style-name="Text_20_body">
      <style:paragraph-properties style:shadow="none" style:vertical-align="bottom"/>
      <style:text-properties officeooo:paragraph-rsid="002464d9"/>
    </style:style>
    <style:style style:name="P35" style:family="paragraph" style:parent-style-name="Text_20_body">
      <style:paragraph-properties style:shadow="none" style:vertical-align="bottom"/>
      <style:text-properties officeooo:paragraph-rsid="0026e5f0"/>
    </style:style>
    <style:style style:name="P36" style:family="paragraph" style:parent-style-name="Heading_20_1">
      <style:text-properties officeooo:paragraph-rsid="0029f1b1"/>
    </style:style>
    <style:style style:name="P37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38" style:family="paragraph" style:parent-style-name="Heading_20_1">
      <style:paragraph-properties fo:margin-top="0in" fo:margin-bottom="0.0398in" loext:contextual-spacing="false"/>
    </style:style>
    <style:style style:name="P39" style:family="paragraph" style:parent-style-name="Heading_20_1">
      <style:paragraph-properties fo:margin-top="0in" fo:margin-bottom="0.0398in" loext:contextual-spacing="false" fo:break-before="column"/>
    </style:style>
    <style:style style:name="P40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1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2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3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4" style:family="paragraph" style:parent-style-name="Text_20_body">
      <style:text-properties officeooo:paragraph-rsid="00259e63"/>
    </style:style>
    <style:style style:name="P45" style:family="paragraph" style:parent-style-name="Text_20_body" style:master-page-name="">
      <style:paragraph-properties style:page-number="auto" fo:padding-left="0in" fo:padding-right="0in" fo:padding-top="0.0201in" fo:padding-bottom="0.0201in" fo:border-left="none" fo:border-right="0.74pt solid #000000" fo:border-top="none" fo:border-bottom="none" style:shadow="none" style:writing-mode="lr-tb"/>
      <style:text-properties officeooo:paragraph-rsid="002cc33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b1af5" style:font-size-asian="13pt" style:font-size-complex="13pt"/>
    </style:style>
    <style:style style:name="T3" style:family="text">
      <style:text-properties style:font-name="Nimbus Sans L"/>
    </style:style>
    <style:style style:name="T4" style:family="text">
      <style:text-properties style:font-name="Nimbus Sans L" officeooo:rsid="001ce1c9"/>
    </style:style>
    <style:style style:name="T5" style:family="text">
      <style:text-properties style:font-name="Nimbus Sans L" officeooo:rsid="0026e5f0"/>
    </style:style>
    <style:style style:name="T6" style:family="text">
      <style:text-properties style:font-name="Nimbus Sans L" officeooo:rsid="0029854c"/>
    </style:style>
    <style:style style:name="T7" style:family="text">
      <style:text-properties style:font-name="Nimbus Sans L" fo:font-size="8.5pt" officeooo:rsid="00159ffc" style:font-size-asian="10.5pt"/>
    </style:style>
    <style:style style:name="T8" style:family="text">
      <style:text-properties style:font-name="Nimbus Sans L" fo:font-size="8.5pt" officeooo:rsid="001e5498" style:font-size-asian="10.5pt"/>
    </style:style>
    <style:style style:name="T9" style:family="text">
      <style:text-properties style:font-name="Nimbus Sans L" fo:background-color="transparent" loext:char-shading-value="0"/>
    </style:style>
    <style:style style:name="T10" style:family="text">
      <style:text-properties style:font-name="Nimbus Sans L" officeooo:rsid="002016de" fo:background-color="transparent" loext:char-shading-value="0"/>
    </style:style>
    <style:style style:name="T11" style:family="text">
      <style:text-properties officeooo:rsid="001938c9"/>
    </style:style>
    <style:style style:name="T12" style:family="text">
      <style:text-properties officeooo:rsid="001ce1c9"/>
    </style:style>
    <style:style style:name="T13" style:family="text">
      <style:text-properties officeooo:rsid="001e5498"/>
    </style:style>
    <style:style style:name="T14" style:family="text">
      <style:text-properties officeooo:rsid="002016de"/>
    </style:style>
    <style:style style:name="T15" style:family="text">
      <style:text-properties officeooo:rsid="00214b87"/>
    </style:style>
    <style:style style:name="T16" style:family="text">
      <style:text-properties officeooo:rsid="00233e85"/>
    </style:style>
    <style:style style:name="T17" style:family="text">
      <style:text-properties officeooo:rsid="002464d9"/>
    </style:style>
    <style:style style:name="T18" style:family="text">
      <style:text-properties officeooo:rsid="00259e63"/>
    </style:style>
    <style:style style:name="T19" style:family="text">
      <style:text-properties officeooo:rsid="0026e5f0"/>
    </style:style>
    <style:style style:name="T20" style:family="text">
      <style:text-properties officeooo:rsid="00274bee"/>
    </style:style>
    <style:style style:name="T21" style:family="text">
      <style:text-properties officeooo:rsid="0029854c"/>
    </style:style>
    <style:style style:name="T22" style:family="text">
      <style:text-properties officeooo:rsid="002cc33c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37" text:outline-level="1">Conventions</text:h>
          <text:p text:style-name="P5">Additions since the last release are marked with a vertical bar</text:p>
          <text:p text:style-name="P2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18-11-16 081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1<text:span text:style-name="T11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38" text:outline-level="1">File</text:h>
        <text:p text:style-name="P23">New<text:tab/><text:span text:style-name="T12">⌘+N</text:span><text:tab/>Windows</text:p>
        <text:p text:style-name="P23">New Menu<text:tab/><text:span text:style-name="T12">⌥+⌘+N</text:span><text:tab/>Windows</text:p>
        <text:p text:style-name="P23">Close<text:tab/><text:span text:style-name="T12">⌘+W</text:span><text:tab/>Windows</text:p>
        <text:p text:style-name="P23">Close All<text:tab/><text:span text:style-name="T12">⇧+⌘+W</text:span><text:tab/>Windows</text:p>
        <text:p text:style-name="P23">Save<text:tab/><text:span text:style-name="T12">⌘+S</text:span><text:tab/>Windows</text:p>
        <text:p text:style-name="P23">Save All<text:tab/><text:span text:style-name="T12">⇧+⌘+S</text:span><text:tab/>Windows</text:p>
        <text:p text:style-name="Text_20_body">Rename<text:tab/>F2<text:tab/>Windows</text:p>
        <text:p text:style-name="Text_20_body">Refresh<text:tab/>F5<text:tab/>Windows</text:p>
        <text:p text:style-name="P23">Print<text:tab/><text:span text:style-name="T12">⌘+P</text:span><text:tab/>Windows</text:p>
        <text:p text:style-name="P23">Properties<text:tab/><text:span text:style-name="T12">⌘+I</text:span><text:tab/>Windows</text:p>
        <text:h text:style-name="Heading_20_1" text:outline-level="1">Edit</text:h>
        <text:p text:style-name="P23">Undo<text:tab/><text:span text:style-name="T12">⌘+Z</text:span><text:tab/>Dialogs, Windows</text:p>
        <text:p text:style-name="P6"><text:span text:style-name="T3">Redo<text:tab/></text:span><text:span text:style-name="T4">⇧</text:span><text:span text:style-name="T6">+</text:span><text:span text:style-name="T4">⌘</text:span><text:span text:style-name="T6">+</text:span><text:span text:style-name="T4">Z</text:span><text:span text:style-name="T3"><text:tab/>Dialogs, Windows</text:span></text:p>
        <text:p text:style-name="P23">Cut<text:tab/><text:span text:style-name="T12">⌘+X</text:span><text:tab/>Dialogs, Windows</text:p>
        <text:p text:style-name="P23">Copy<text:tab/><text:span text:style-name="T12">⌘+C</text:span><text:tab/>Dialogs, Windows</text:p>
        <text:p text:style-name="P23">Paste<text:tab/><text:span text:style-name="T12">⌘+V</text:span><text:tab/>Dialogs, Windows</text:p>
        <text:p text:style-name="P23">Delete<text:tab/><text:span text:style-name="T12">⌦</text:span><text:tab/>Windows</text:p>
        <text:p text:style-name="P23">Select All<text:tab/><text:span text:style-name="T12">⌘+A</text:span><text:tab/>Dialogs, Windows</text:p>
        <text:p text:style-name="P23">Find and Replace<text:tab/><text:span text:style-name="T12">⌘+F</text:span><text:tab/>Windows</text:p>
        <text:p text:style-name="P23">Find Next<text:tab/><text:span text:style-name="T12">⌘+K</text:span><text:tab/>Editing Text</text:p>
        <text:p text:style-name="P23">Find Previous<text:tab/><text:span text:style-name="T12">⇧+⌘+K</text:span><text:tab/>Editing Text</text:p>
        <text:p text:style-name="P23">Incremental Find<text:tab/><text:span text:style-name="T12">⌘+J</text:span><text:tab/>Editing Text</text:p>
        <text:p text:style-name="P23">Reverse Incremental Find<text:tab/><text:span text:style-name="T12">⇧+⌘+J</text:span><text:tab/>Editing Text</text:p>
        <text:p text:style-name="P24">Toggle Insert Mode<text:tab/><text:span text:style-name="T13">⇧+⌘+Insert</text:span><text:tab/>Editing Text</text:p>
        <text:p text:style-name="Text_20_body">Show Tooltip Description<text:tab/>F2<text:tab/>Editing Text</text:p>
        <text:p text:style-name="P24">Content Assist<text:tab/><text:span text:style-name="T13">⌃+Space</text:span><text:tab/>Dialogs, Windows<text:line-break/>Context Information<text:tab/><text:span text:style-name="T13">⌃+⇧+Space</text:span><text:tab/>Dialogs, Windows</text:p>
        <text:p text:style-name="P24">Word Completion<text:tab/><text:span text:style-name="T13">⌃+.</text:span><text:tab/>Editing Text</text:p>
        <text:p text:style-name="P24">Quick Fix<text:tab/><text:span text:style-name="T13">⌘+1</text:span><text:tab/>Dialogs, Windows</text:p>
        <text:p text:style-name="P24">Quick Diff Toggle<text:tab/><text:span text:style-name="T13">⌃+⇧+Q</text:span><text:tab/>Editing Text</text:p>
        <text:p text:style-name="P31">Toggle Block Selection<text:tab/><text:span text:style-name="T13">⌥+⌘+A</text:span><text:tab/>Editing Text</text:p>
        <text:p text:style-name="P31"><text:span text:style-name="T7">Toggle Split Editor horizontal<text:tab/></text:span><text:span text:style-name="T8">⇧+⌘+-</text:span><text:span text:style-name="T7"><text:tab/>Windows</text:span></text:p>
        <text:p text:style-name="P31"><text:span text:style-name="T7">Toggle Split Editor vertical<text:tab/></text:span><text:span text:style-name="T8">⇧+⌘+[</text:span><text:span text:style-name="T7"><text:tab/>Windows</text:span></text:p>
        <text:h text:style-name="Heading_20_1" text:outline-level="1">Search</text:h>
        <text:p text:style-name="P24">Open Search Dialog<text:tab/><text:span text:style-name="T13">⌃+H</text:span><text:tab/>Windows</text:p>
        <text:p text:style-name="P24"><text:span text:style-name="T13">Find</text:span> Text in Workspace<text:tab/><text:span text:style-name="T13">⌥+⌘+G</text:span><text:tab/>Windows</text:p>
        <text:p text:style-name="P24">Search References in Ws<text:tab/><text:span text:style-name="T13">⇧+⌘+G</text:span><text:tab/>Windows</text:p>
        <text:p text:style-name="P24">Search Declaration in Ws<text:tab/><text:span text:style-name="T13">⌘+G</text:span><text:tab/>Windows</text:p>
        <text:p text:style-name="P33"><text:span text:style-name="T13">Show</text:span> Occurrences in File<text:tab/><text:span text:style-name="T13">⇧+⌘+U</text:span><text:tab/>Windows</text:p>
        <text:h text:style-name="P36" text:outline-level="1">Text Editing – Selection</text:h>
        <text:p text:style-name="P32">Select to Line Start<text:tab/><text:span text:style-name="T14">⇧+⌘+←</text:span><text:tab/>Editing Text</text:p>
        <text:p text:style-name="P32">Select to Line End<text:tab/><text:span text:style-name="T14">⇧+↘</text:span><text:tab/>Editing Text</text:p>
        <text:p text:style-name="P32">Select Previous Word<text:tab/><text:span text:style-name="T14">⌥+⇧+←</text:span><text:tab/>Editing Text</text:p>
        <text:p text:style-name="P32"><text:span text:style-name="T9">Select Next Word<text:tab/></text:span><text:span text:style-name="T10">⌥+⇧+→</text:span><text:span text:style-name="T9"><text:tab/>Editing Text</text:span></text:p>
        <text:p text:style-name="Text_20_body"/>
        <text:h text:style-name="P39" text:outline-level="1">Text Editing – Navigation</text:h>
        <text:p text:style-name="P24">Cursor to Text Start<text:tab/><text:span text:style-name="T13">⌘+↖</text:span><text:tab/>Editing Text</text:p>
        <text:p text:style-name="P24">Cursor to Text End<text:tab/><text:span text:style-name="T13">↘</text:span><text:tab/>Editing Text</text:p>
        <text:p text:style-name="P24">Cursor to Line Start<text:tab/><text:span text:style-name="T13">⌘+←</text:span><text:tab/>Editing Text</text:p>
        <text:p text:style-name="P24">Cursor to Line End<text:tab/><text:span text:style-name="T13">⌘+→</text:span><text:tab/>Editing Text</text:p>
        <text:p text:style-name="P24">Cursor to Previous Word<text:tab/><text:span text:style-name="T13">⌥+←</text:span><text:tab/>Editing Text</text:p>
        <text:p text:style-name="P24">Cursor to Next Word<text:tab/><text:span text:style-name="T13">⌥+→</text:span><text:tab/>Editing Text</text:p>
        <text:p text:style-name="P24">Go to Line<text:tab/><text:span text:style-name="T13">⌘+L</text:span><text:tab/>Editing Text</text:p>
        <text:p text:style-name="P24">Toggle Folding<text:tab/><text:span text:style-name="T13">⌘+Num_/</text:span><text:tab/>Editing Text</text:p>
        <text:p text:style-name="P24">Collapse<text:tab/><text:span text:style-name="T13">⌘+Num_-</text:span><text:tab/>Editing Text</text:p>
        <text:p text:style-name="P24">Collapse All<text:tab/><text:span text:style-name="T13">⇧+⌘+Num_/</text:span><text:tab/>Editing Text</text:p>
        <text:p text:style-name="P24">Expand<text:tab/><text:span text:style-name="T13">⌘+Num_+</text:span><text:tab/>Editing Text</text:p>
        <text:p text:style-name="P24">Expand All<text:tab/><text:span text:style-name="T13">⇧+⌘Num_*<text:tab/></text:span>Editing Text</text:p>
        <text:p text:style-name="P24">Show Ruler Context Menu<text:tab/><text:span text:style-name="T13">⌘+F10</text:span><text:tab/>Editing Text</text:p>
        <text:p text:style-name="P16">Toggle Word Wrap<text:tab/><text:span text:style-name="T13">⌥+⌘Y</text:span><text:tab/>Editing Text</text:p>
        <text:p text:style-name="P16">Zoom In<text:tab/><text:span text:style-name="T13">⌘++</text:span><text:tab/>Editing Text</text:p>
        <text:p text:style-name="P16">Zoom In <text:tab/><text:span text:style-name="T13">⌘+=</text:span><text:tab/>Editing Text</text:p>
        <text:p text:style-name="P16">Zoom Out <text:tab/><text:span text:style-name="T13">⌘+-</text:span><text:tab/>Editing Text</text:p>
        <text:h text:style-name="Heading_20_1" text:outline-level="1">Text Editing – Modification</text:h>
        <text:p text:style-name="P25">Insert Line Above <text:tab/><text:span text:style-name="T14">⇧+⌘+↩</text:span><text:tab/>Editing Text</text:p>
        <text:p text:style-name="P25">Insert Line Below <text:tab/><text:span text:style-name="T14">⇧+↩</text:span><text:tab/>Editing Text</text:p>
        <text:p text:style-name="P27"><text:span text:style-name="T15">Duplicate</text:span> Lines <text:tab/><text:span text:style-name="T15">⌘+B</text:span><text:tab/>Editing Text</text:p>
        <text:p text:style-name="P23">Copy Lines Down<text:tab/><text:span text:style-name="T12">⌥+⌘+↓</text:span><text:tab/>Editing Text</text:p>
        <text:p text:style-name="P25">Move Lines Up<text:tab/><text:span text:style-name="T14">⌥+↑</text:span><text:tab/>Editing Text</text:p>
        <text:p text:style-name="P25">Move Lines Down<text:tab/><text:span text:style-name="T14">⌥+↓</text:span><text:tab/>Editing Text</text:p>
        <text:p text:style-name="P25">Delete Line<text:tab/><text:span text:style-name="T14">⌘+D</text:span><text:tab/>Editing Text</text:p>
        <text:p text:style-name="P25">Delete Previous Word<text:tab/><text:span text:style-name="T14">⌥+⌫</text:span><text:tab/>Editing Text</text:p>
        <text:p text:style-name="P25">Delete Next Word<text:tab/><text:span text:style-name="T14">⌥+⌦</text:span><text:tab/>Editing Text</text:p>
        <text:p text:style-name="P25">Delete to End of Line<text:tab/><text:span text:style-name="T14">⇧+⌘+⌦</text:span><text:tab/>Editing Text</text:p>
        <text:p text:style-name="P25">Convert to Lower Case<text:tab/><text:span text:style-name="T14">⇧+⌘+Y</text:span><text:tab/>Editing Text</text:p>
        <text:p text:style-name="P25">Convert to Upper Case<text:tab/><text:span text:style-name="T14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5">Show Source <text:span text:style-name="T14">Quick </text:span>Menu<text:tab/><text:span text:style-name="T14">⌥+⌘+S</text:span><text:tab/>In Windows</text:p>
        <text:p text:style-name="P25">Toggle Comment<text:tab/><text:span text:style-name="T14">⌘+/</text:span><text:tab/>Editing Sourc</text:p>
        <text:p text:style-name="P25">Toggle Comment<text:tab/><text:span text:style-name="T14">⌘+7</text:span><text:tab/>Editing Source</text:p>
        <text:p text:style-name="P25">Toggle Mark Occurrences<text:tab/><text:span text:style-name="T14">⌥+⌘+O</text:span><text:tab/>Editing Source</text:p>
        <text:p text:style-name="P25">Format<text:tab/><text:span text:style-name="T14">⇧+⌘+F</text:span><text:tab/>Editing Source</text:p>
        <text:p text:style-name="P11">Annotate Class File<text:tab/><text:span text:style-name="T14">⌘+1</text:span><text:tab/>Browse Att. Src.</text:p>
        <text:p text:style-name="P15">Open Hyperlink<text:tab/>F3<text:tab/>Editing Text</text:p>
        <text:h text:style-name="P36" text:outline-level="1">Java Editing – Selection</text:h>
        <text:p text:style-name="P32">Select Enclosing Element<text:tab/><text:span text:style-name="T14">⌃+⇧+⇞</text:span><text:tab/>Editing Java Src</text:p>
        <text:p text:style-name="P32">Select Previous Element<text:tab/><text:span text:style-name="T14">⌃+⇧+↖</text:span><text:tab/>Editing Java Src</text:p>
        <text:p text:style-name="P32">Select Next Element<text:tab/><text:span text:style-name="T14">⌃+⇧+↘</text:span><text:tab/>Editing Java Src</text:p>
        <text:p text:style-name="P32">Restore Last Selection<text:tab/><text:span text:style-name="T14">⌃+⇧+⇟</text:span><text:tab/>Editing Java Src</text:p>
        <text:p text:style-name="P14"><text:span text:style-name="T16">Context Information</text:span><text:tab/><text:span text:style-name="T16">⌃+⇧+Space</text:span><text:tab/>Editing Java Src</text:p>
        <text:h text:style-name="P41" text:outline-level="1"/>
        <text:h text:style-name="P40" text:outline-level="1">Java Editing – Navigation</text:h>
        <text:p text:style-name="P25">Go to Previous Member<text:tab/><text:span text:style-name="T14">⌃+⌥+↑</text:span><text:tab/>Editing Java Src</text:p>
        <text:p text:style-name="P25">Go to Next Member<text:tab/><text:span text:style-name="T14">⌃+⌥+↓</text:span><text:tab/>Editing Java Src</text:p>
        <text:p text:style-name="P25">Go to Matching Bracket<text:tab/><text:span text:style-name="T14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5">Open Call Hierarchy<text:tab/><text:span text:style-name="T14">⌃+⌥+H</text:span><text:tab/>Windows</text:p>
        <text:p text:style-name="P25">Open Attached Javadoc<text:tab/><text:span text:style-name="T14">⇧+F2</text:span><text:tab/>Windows</text:p>
        <text:p text:style-name="P25">Open Structure<text:tab/><text:span text:style-name="T14">⌘+F3</text:span><text:tab/>Editing Java Src</text:p>
        <text:p text:style-name="P25">Quick Hierarchy<text:tab/><text:span text:style-name="T14">⌘+T</text:span><text:tab/>Editing Java Src</text:p>
        <text:p text:style-name="P25">Quick Outline<text:tab/><text:span text:style-name="T14">⌘+O</text:span><text:tab/>Editing Java Src</text:p>
        <text:p text:style-name="P25">Show In Breadcrumb<text:tab/><text:span text:style-name="T14">⌥+⌘+B</text:span><text:tab/>Editing Java Src</text:p>
        <text:h text:style-name="Heading_20_1" text:outline-level="1">Java Editing – Modification</text:h>
        <text:p text:style-name="P26">Add Block Comment<text:tab/><text:span text:style-name="T15">⌃+⌘</text:span><text:tab/>Editing Java Src</text:p>
        <text:p text:style-name="P26">Remove Block Comment<text:tab/><text:span text:style-name="T15">⌃+⌘+\</text:span><text:tab/>Editing Java Src</text:p>
        <text:p text:style-name="P26">Add Javadoc Comment<text:tab/><text:span text:style-name="T15">⌥+⌘+J</text:span><text:tab/>Editing Java Src</text:p>
        <text:p text:style-name="P26">Correct Indentation<text:tab/><text:span text:style-name="T15">⌘+I</text:span><text:tab/>Editing Java Src</text:p>
        <text:p text:style-name="P26">Add Import<text:tab/><text:span text:style-name="T15">⇧+⌘+M</text:span><text:tab/>Editing Java Src</text:p>
        <text:p text:style-name="P26">Organize Imports<text:tab/><text:span text:style-name="T15">⇧+⌘+O</text:span><text:tab/>In Windows</text:p>
        <text:p text:style-name="P26">Surround With Menu<text:tab/><text:span text:style-name="T15">⌥+⌘+Z</text:span><text:tab/>In Windows</text:p>
        <text:p text:style-name="P26">Remove Occurrence<text:tab/><text:span text:style-name="T15">⌥+⌘+U</text:span><text:tab/>Editing Java Src</text:p>
        <text:h text:style-name="Heading_20_1" text:outline-level="1">Java Quick Assist</text:h>
        <text:p text:style-name="P26">Assign to Local Variable<text:tab/><text:span text:style-name="T15">⌘+2 L</text:span><text:tab/>Editing Java Src</text:p>
        <text:p text:style-name="P26">Assign to Field<text:tab/><text:span text:style-name="T15">⌘+2 F</text:span><text:tab/>Editing Java Src</text:p>
        <text:p text:style-name="P12">Extract Method<text:tab/><text:span text:style-name="T15">⌘+2 M</text:span><text:tab/>Editing Java Src</text:p>
        <text:p text:style-name="P26">Rename in File<text:tab/><text:span text:style-name="T15">⌘+2 R</text:span><text:tab/>Editing Java Src</text:p>
        <text:h text:style-name="Heading_20_1" text:outline-level="1">Java Refactoring</text:h>
        <text:p text:style-name="P26">Show Refactor Menu<text:tab/><text:span text:style-name="T15">⌥+⌘+T</text:span><text:tab/>Windows</text:p>
        <text:p text:style-name="P26">Rename <text:tab/><text:span text:style-name="T15">⌥+⌘+R</text:span><text:tab/>Windows</text:p>
        <text:p text:style-name="P26">Move <text:tab/><text:span text:style-name="T15">⌥+⌘+V</text:span><text:tab/>Windows</text:p>
        <text:p text:style-name="P26">Change Method Signature<text:tab/><text:span text:style-name="T15">⌥+⌘+C</text:span><text:tab/>Windows</text:p>
        <text:p text:style-name="P26">Extract Method<text:tab/><text:span text:style-name="T15">⌥+⌘+M</text:span><text:tab/>Windows</text:p>
        <text:p text:style-name="P26">Extract Local Variable<text:tab/><text:span text:style-name="T15">⌥+⌘+L</text:span><text:tab/>Windows</text:p>
        <text:p text:style-name="P26">Inline<text:tab/><text:span text:style-name="T15">⌥+⌘+I</text:span><text:tab/>Windows</text:p>
        <text:h text:style-name="Heading_20_1" text:outline-level="1">Java Project</text:h>
        <text:p text:style-name="P3">Build All<text:tab/><text:span text:style-name="T15">⌘+B</text:span><text:tab/>Windows</text:p>
        <text:h text:style-name="P43" text:outline-level="1">Ant Editing</text:h>
        <text:p text:style-name="P32">Open External Doc.<text:tab/><text:span text:style-name="T19">⇧+F2</text:span><text:tab/>Editing Ant Files</text:p>
        <text:p text:style-name="P4">Rename In File<text:tab/><text:span text:style-name="T19">⌥+⌘+R</text:span><text:tab/>Editing Ant Files</text:p>
        <text:h text:style-name="P39" text:outline-level="1"><text:soft-page-break/>Run</text:h>
        <text:p text:style-name="P28">Run<text:tab/><text:span text:style-name="T17">⇧+⌘+F11</text:span><text:tab/>Windows</text:p>
        <text:p text:style-name="P28">Run Ant Build<text:tab/><text:span text:style-name="T17">⌥+⌘+X Q</text:span><text:tab/>Windows</text:p>
        <text:p text:style-name="P28">Run Eclipse Application<text:tab/><text:span text:style-name="T17">⌥+⌘+X E</text:span><text:tab/>Windows</text:p>
        <text:p text:style-name="P28">Run Java Applet<text:tab/><text:span text:style-name="T17">⌥+⌘+X</text:span> A<text:tab/>Windows</text:p>
        <text:p text:style-name="P28">Run Java Application<text:tab/><text:span text:style-name="T17">⌥+⌘+X</text:span> J<text:tab/>Windows</text:p>
        <text:p text:style-name="P28">Run JUnit Plug-in Test<text:tab/><text:span text:style-name="T17">⌥+⌘+X</text:span> P<text:tab/>Windows</text:p>
        <text:p text:style-name="P28">Run JUnit Test<text:tab/><text:span text:style-name="T17">⌥+⌘+X</text:span> T<text:tab/>Windows</text:p>
        <text:p text:style-name="P28">Run OSGi Framework<text:tab/><text:span text:style-name="T17">⌥+⌘+X</text:span> O<text:tab/>Windows</text:p>
        <text:h text:style-name="Heading_20_1" text:outline-level="1">Debug</text:h>
        <text:p text:style-name="P28">Debug Ant Build<text:tab/><text:span text:style-name="T17">⌃+⌥+⌘D Q</text:span><text:tab/>Windows</text:p>
        <text:p text:style-name="P28">Debug Eclipse Application<text:tab/><text:span text:style-name="T17">⌃+⌥+⌘D</text:span> E<text:tab/>Windows</text:p>
        <text:p text:style-name="P28">Debug Java Applet<text:tab/><text:span text:style-name="T17">⌃+⌥+⌘D</text:span> A<text:tab/>Windows</text:p>
        <text:p text:style-name="P28">Debug Java Application<text:tab/><text:span text:style-name="T17">⌃+⌥+⌘D</text:span> J<text:tab/>Windows</text:p>
        <text:p text:style-name="P28">Debug JUnit Plug-in Test<text:tab/><text:span text:style-name="T17">⌃+⌥+⌘D</text:span> P<text:tab/>Windows</text:p>
        <text:p text:style-name="P28">Debug JUnit Test<text:tab/><text:span text:style-name="T17">⌃+⌥+⌘D</text:span> T<text:tab/>Windows</text:p>
        <text:p text:style-name="P28">Debug OSGi Framework<text:tab/><text:span text:style-name="T17">⌃+⌥+⌘D</text:span> O<text:tab/>Windows</text:p>
        <text:h text:style-name="Heading_20_1" text:outline-level="1">Debugging</text:h>
        <text:p text:style-name="P28">Toggle Breakpoint<text:tab/><text:span text:style-name="T17">⇧+⌘+B</text:span><text:tab/>Windows</text:p>
        <text:p text:style-name="Text_20_body">Resume<text:tab/>F8<text:tab/>Debugging</text:p>
        <text:p text:style-name="P28">Terminate<text:tab/><text:span text:style-name="T17">⌘+F2</text:span><text:tab/>Debugging</text:p>
        <text:p text:style-name="Text_20_body">Step Into<text:tab/>F5<text:tab/>Debugging</text:p>
        <text:p text:style-name="P28">Step Into Selection<text:tab/><text:span text:style-name="T17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8">Force Return<text:tab/><text:span text:style-name="T17">⌥+⌘+F</text:span><text:tab/>Windows</text:p>
        <text:p text:style-name="P28">Run to Line<text:tab/><text:span text:style-name="T17">⌘+R</text:span><text:tab/>Debugging</text:p>
        <text:p text:style-name="P28">Use Step Filters<text:tab/><text:span text:style-name="T17">⇧+F5</text:span><text:tab/>Windows</text:p>
        <text:p text:style-name="P28"><text:span text:style-name="T17">A</text:span>ll Instances<text:tab/><text:span text:style-name="T17">⇧+⌘+N</text:span><text:tab/>Windows</text:p>
        <text:p text:style-name="P28">Inspect<text:tab/><text:span text:style-name="T17">⇧+⌘+I</text:span><text:tab/>Dialogs, Windows</text:p>
        <text:p text:style-name="P28">Display<text:tab/><text:span text:style-name="T17">⇧+⌘+D</text:span><text:tab/>Dialogs, Windows</text:p>
        <text:p text:style-name="P28">Execute<text:tab/><text:span text:style-name="T17">⌘+U</text:span><text:tab/>Windows</text:p>
        <text:p text:style-name="P28">Java Breakpoint Properties<text:tab/><text:span text:style-name="T17">⌥+↩</text:span><text:tab/>Breakpoints View</text:p>
        <text:p text:style-name="P34">Undo<text:tab/><text:span text:style-name="T17">⌘+Z</text:span><text:tab/>Breakpoin<text:span text:style-name="T3">ts View</text:span></text:p>
        <text:p text:style-name="P28">Add Memory Block<text:tab/><text:span text:style-name="T17">⌥+⌘+M</text:span><text:tab/>Memory View</text:p>
        <text:p text:style-name="P28">Close Rendering<text:tab/><text:span text:style-name="T17">⌘+W</text:span><text:tab/>Memory View</text:p>
        <text:p text:style-name="P28">Toggle Memory Monitors<text:tab/><text:span text:style-name="T17">⌘+T</text:span><text:tab/>Memory View</text:p>
        <text:p text:style-name="P29">New Rendering<text:tab/><text:span text:style-name="T18">⌘+N</text:span><text:tab/>Memory View</text:p>
        <text:p text:style-name="P29">Next Memory Monitor<text:tab/><text:span text:style-name="T18">⌥+⌘+N</text:span><text:tab/>Memory View</text:p>
        <text:p text:style-name="P29">Next Page of Memory<text:tab/><text:span text:style-name="T18">⇧+⌘+.</text:span><text:tab/>Table Memory </text:p>
        <text:p text:style-name="P29">Previous Page Memory<text:tab/><text:span text:style-name="T18">⇧+⌘+,</text:span><text:tab/>Table Memory </text:p>
        <text:p text:style-name="P29">Go to Address<text:tab/><text:span text:style-name="T18">⌘+G</text:span><text:tab/>Table Memory</text:p>
        <text:p text:style-name="P29">EOF<text:tab/><text:span text:style-name="T18">⌃+D</text:span><text:tab/>I/O Console</text:p>
        <text:p text:style-name="P45">Skip All Breakpoints<text:tab/><text:span text:style-name="T22">⌃+⌥+B</text:span><text:tab/>Windows</text:p>
        <text:h text:style-name="Heading_20_1" text:outline-level="1"/>
        <text:h text:style-name="P42" text:outline-level="1">Navigate</text:h>
        <text:p text:style-name="P29">Open Type<text:tab/><text:span text:style-name="T18">⇧+⌘+T</text:span><text:tab/>Windows</text:p>
        <text:p text:style-name="P29">Open Type in Hierarchy<text:tab/><text:span text:style-name="T18">⇧+⌘+H</text:span><text:tab/>Windows</text:p>
        <text:p text:style-name="P29">Open Resource<text:tab/><text:span text:style-name="T18">⇧+⌘+R</text:span><text:tab/>Windows</text:p>
        <text:p text:style-name="P17">Open from Clipboard<text:tab/><text:span text:style-name="T18">⇧+⌘+V</text:span><text:tab/>Windows</text:p>
        <text:p text:style-name="P29">Show In Breadcrumb<text:tab/><text:span text:style-name="T18">⌥+⌘+B</text:span><text:tab/>Editor Breadcrumb </text:p>
        <text:p text:style-name="P29">Show In...<text:tab/><text:span text:style-name="T18">⌥+⌘+W</text:span><text:tab/>Windows</text:p>
        <text:p text:style-name="P29">Next<text:tab/><text:span text:style-name="T18">⌘+.</text:span><text:tab/>Windows</text:p>
        <text:p text:style-name="P29">Previous<text:tab/><text:span text:style-name="T18">⇧+⌘+.</text:span><text:tab/>Windows</text:p>
        <text:p text:style-name="P29">Last Edit Location<text:tab/><text:span text:style-name="T18">⌃+Q</text:span><text:tab/>Windows</text:p>
        <text:p text:style-name="P29">Backward History<text:tab/><text:span text:style-name="T18">⌥+⌘+←</text:span><text:tab/>Windows</text:p>
        <text:p text:style-name="P29">Backward History<text:tab/><text:span text:style-name="T18">⌘+[</text:span><text:tab/>Windows</text:p>
        <text:p text:style-name="P29">Forward History<text:tab/><text:span text:style-name="T18">⌥+⌘+→</text:span><text:tab/>Windows</text:p>
        <text:p text:style-name="P29">Forward History<text:tab/><text:span text:style-name="T18">⌘+]</text:span><text:tab/>Windows</text:p>
        <text:p text:style-name="P30">Next Page<text:tab/><text:span text:style-name="T19">⌘+C</text:span><text:tab/>Windows</text:p>
        <text:p text:style-name="P30">Prev<text:span text:style-name="T18">ious</text:span> Page<text:tab/><text:span text:style-name="T19">⌥+⇧+F7</text:span><text:tab/>Windows</text:p>
        <text:p text:style-name="P29">Next Sub-Tab<text:tab/><text:span text:style-name="T18">⌥+⇟</text:span><text:tab/>Dialogs, Windows</text:p>
        <text:p text:style-name="P29">Prev<text:span text:style-name="T18">ious </text:span>Sub-Tab<text:tab/><text:span text:style-name="T18">⌥+⇞</text:span><text:tab/>Dialogs, Windows</text:p>
        <text:h text:style-name="Heading_20_1" text:outline-level="1">Window</text:h>
        <text:p text:style-name="P30">Quick Access<text:tab/><text:span text:style-name="T19">⌘+3</text:span><text:tab/>Windows</text:p>
        <text:p text:style-name="P30">Activate Editor<text:tab/><text:span text:style-name="T19">⌘+F12</text:span><text:tab/>Windows</text:p>
        <text:p text:style-name="P30">Quick Switch Editor<text:tab/><text:span text:style-name="T19">⌘+E</text:span><text:tab/>Windows</text:p>
        <text:p text:style-name="Text_20_body">Switch to Editor<text:tab/>Shift+Ctrl+E<text:tab/>Windows</text:p>
        <text:p text:style-name="P30">Next Editor<text:tab/><text:span text:style-name="T19">⌘+F6</text:span><text:tab/>Windows</text:p>
        <text:p text:style-name="P30">Previous Editor<text:tab/><text:span text:style-name="T18">⇧+⌘+F6</text:span><text:tab/>Windows</text:p>
        <text:p text:style-name="P30">Maximize View or Editor<text:tab/><text:span text:style-name="T19">⌃+M</text:span><text:tab/>Windows</text:p>
        <text:p text:style-name="P30">Previous View<text:tab/><text:span text:style-name="T19">⇧+⌘+F7</text:span><text:tab/>Windows</text:p>
        <text:p text:style-name="P30">Next View<text:tab/><text:span text:style-name="T19">⌘+F7</text:span><text:tab/>Windows</text:p>
        <text:p text:style-name="P30">Show View Menu<text:tab/><text:span text:style-name="T19">⌘+F10</text:span><text:tab/>Dialogs, Windows</text:p>
        <text:p text:style-name="P30">Previous Perspective<text:tab/><text:span text:style-name="T19">⇧+⌘+F8</text:span><text:tab/>Windows</text:p>
        <text:p text:style-name="P30">Next Perspective<text:tab/><text:span text:style-name="T19">⌘+F8</text:span><text:tab/>Windows</text:p>
        <text:p text:style-name="P30">Show Key Assist<text:tab/><text:span text:style-name="T19">⇧+⌘+L</text:span><text:tab/>Dialogs, Windows</text:p>
        <text:p text:style-name="P30">Show System Menu<text:tab/><text:span text:style-name="T19">⇧+⌘+F10</text:span><text:tab/>Windows</text:p>
        <text:p text:style-name="P18">Toggle Full Screen<text:tab/><text:span text:style-name="T19">⌃+⌘+F</text:span><text:tab/>Windows</text:p>
        <text:h text:style-name="Heading_20_1" text:outline-level="1">Views</text:h>
        <text:p text:style-name="P30">Show View<text:tab/><text:span text:style-name="T19">⌥+⌘+Q Q</text:span><text:tab/>Windows</text:p>
        <text:p text:style-name="P30">Show View: Breakpoints<text:tab/><text:span text:style-name="T19">⌥+⌘+Q Q</text:span><text:tab/>Windows</text:p>
        <text:p text:style-name="P30">Show View: Cheat Sheets<text:tab/><text:span text:style-name="T19">⌥+⌘+Q</text:span> H<text:tab/>Windows</text:p>
        <text:p text:style-name="P30">Show View: Console<text:tab/><text:span text:style-name="T19">⌥+⌘+Q</text:span> C<text:tab/>Windows</text:p>
        <text:p text:style-name="P30">Show View: Declaration<text:tab/><text:span text:style-name="T19">⌥+⌘+Q</text:span> D<text:tab/>Windows</text:p>
        <text:p text:style-name="P30">Show View: Error Log<text:tab/><text:span text:style-name="T19">⌥+⌘+Q</text:span> L<text:tab/>Windows</text:p>
        <text:p text:style-name="P30">Show View: History<text:tab/><text:span text:style-name="T19">⌥+⌘+Q</text:span> Z<text:tab/>Windows</text:p>
        <text:p text:style-name="P30">Show View: Javadoc<text:tab/><text:span text:style-name="T19">⌥+⌘+Q</text:span> J<text:tab/>Windows</text:p>
        <text:p text:style-name="P30">Show View: Outline<text:tab/><text:span text:style-name="T19">⌥+⌘+Q</text:span> O<text:tab/>Windows</text:p>
        <text:p text:style-name="P30">Show View: Package Expl.<text:tab/><text:span text:style-name="T19">⌥+⌘+Q </text:span>P<text:tab/>Windows</text:p>
        <text:p text:style-name="P30">Show View: Problems<text:tab/><text:span text:style-name="T19">⌥+⌘+Q</text:span> X<text:tab/>Windows</text:p>
        <text:p text:style-name="P30">Show View: Search<text:tab/><text:span text:style-name="T19">⌥+⌘+Q</text:span> S<text:tab/>Windows</text:p>
        <text:p text:style-name="P30">Show View: Synchronize<text:tab/><text:span text:style-name="T19">⌥+⌘+Q</text:span> Y<text:tab/>Windows</text:p>
        <text:p text:style-name="P30">Show View: Type Hierarchy<text:tab/><text:span text:style-name="T19">⌥+⌘+Q</text:span> T<text:tab/>Windows</text:p>
        <text:p text:style-name="P30">Show View: Variables<text:tab/><text:span text:style-name="T19">⌥+⌘+Q</text:span> V<text:tab/>Windows</text:p>
        <text:h text:style-name="Heading_20_1" text:outline-level="1">Plug-in Development</text:h>
        <text:p text:style-name="P30">Open Plug-in Artifact<text:tab/><text:span text:style-name="T19">⇧+⌘+A</text:span><text:tab/>Windows</text:p>
        <text:p text:style-name="P35">O<text:span text:style-name="T3">pen Manifest<text:tab/></text:span><text:span text:style-name="T5">⌥+⇧+⌘M</text:span><text:span text:style-name="T3"><text:tab/>Windows</text:span></text:p>
        <text:p text:style-name="P30">Format Source<text:tab/><text:span text:style-name="T19">⇧+⌘+F</text:span><text:tab/>Manifest Editor</text:p>
        <text:p text:style-name="P30">Quick Outline<text:tab/><text:span text:style-name="T19">⌘+O</text:span><text:tab/>Manifest Editor</text:p>
        <text:h text:style-name="Heading_20_1" text:outline-level="1">Plug-in Spy</text:h>
        <text:p text:style-name="P30">Plug-in Selection Spy<text:tab/><text:span text:style-name="T19">⌥+⇧+F1</text:span><text:tab/>Dialogs, Windows</text:p>
        <text:p text:style-name="P30">Plug-in Menu Spy<text:tab/><text:span text:style-name="T19">⌥+⇧+F2</text:span><text:tab/>Dialogs, Windows</text:p>
        <text:p text:style-name="P8">Show Contrib. Plug-in<text:tab/><text:span text:style-name="T20">⌥+⇧+F3</text:span> <text:tab/>Dialogs, Windows</text:p>
        <text:p text:style-name="P9">Layout Spy<text:tab/>⌥+⇧+⌘+F9<text:tab/>Dialogs, Windows</text:p>
        <text:h text:style-name="P36" text:outline-level="1">Git <text:span text:style-name="T17">(EGit required)</text:span></text:h>
        <text:p text:style-name="P13">Comm<text:span text:style-name="T3">it...<text:tab/></text:span><text:span text:style-name="T6">⌥+⌘+3</text:span><text:span text:style-name="T3"><text:tab/>In Windows</text:span></text:p>
        <text:p text:style-name="P10">Copy Path to Clipboard<text:tab/><text:span text:style-name="T21">⌘+C</text:span><text:tab/>In Git Repo View</text:p>
        <text:p text:style-name="P7">Paste Repo Path or URI<text:tab/><text:span text:style-name="T21">⌘+V</text:span><text:tab/>In Git Repo View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style:font-size-asian="13pt" style:font-size-complex="13pt"/>
    </style:style>
    <style:style style:name="MT2" style:family="text">
      <style:text-properties fo:font-size="13pt" officeooo:rsid="002b1af5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 Shortcuts of the Eclipse SDK 4.</text:span><text:span text:style-name="MT2">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11-16T08:10:59.989052881</dc:date>
    <meta:editing-duration>PT3H57M24S</meta:editing-duration>
    <meta:editing-cycles>53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244" meta:word-count="1250" meta:character-count="7748" meta:non-whitespace-character-count="6720"/>
  </office:meta>
</office:document-meta>
</file>